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1.001cm" table:align="margins"/>
    </style:style>
    <style:style style:name="Tableau1.A" style:family="table-column">
      <style:table-column-properties style:column-width="7.994cm" style:rel-column-width="24945*"/>
    </style:style>
    <style:style style:name="Tableau1.B" style:family="table-column">
      <style:table-column-properties style:column-width="13.007cm" style:rel-column-width="40590*"/>
    </style:style>
    <style:style style:name="Tableau1.1" style:family="table-row">
      <style:table-row-properties style:min-row-height="8.165cm"/>
    </style:style>
    <style:style style:name="Tableau1.A1" style:family="table-cell">
      <style:table-cell-properties fo:background-color="#333333" fo:padding-left="0.9cm" fo:padding-right="0.3cm" fo:padding-top="1cm" fo:padding-bottom="1cm" fo:border-left="0.002cm solid #ffffff" fo:border-right="none" fo:border-top="0.002cm solid #ffffff" fo:border-bottom="0.002cm solid #ffffff">
        <style:background-image/>
      </style:table-cell-properties>
    </style:style>
    <style:style style:name="Tableau1.B1" style:family="table-cell">
      <style:table-cell-properties fo:background-color="#eeeeee" fo:padding-left="0.9cm" fo:padding-right="0.3cm" fo:padding-top="1cm" fo:padding-bottom="1cm" fo:border="0.002cm solid #ffffff">
        <style:background-image/>
      </style:table-cell-properties>
    </style:style>
    <style:style style:name="Tableau1.2" style:family="table-row">
      <style:table-row-properties style:min-row-height="21.045cm"/>
    </style:style>
    <style:style style:name="Tableau1.A2" style:family="table-cell">
      <style:table-cell-properties fo:background-color="#666666" fo:padding-left="0.9cm" fo:padding-right="0.3cm" fo:padding-top="1cm" fo:padding-bottom="1cm" fo:border-left="0.002cm solid #ffffff" fo:border-right="none" fo:border-top="none" fo:border-bottom="0.002cm solid #ffffff">
        <style:background-image/>
      </style:table-cell-properties>
    </style:style>
    <style:style style:name="Tableau1.B2" style:family="table-cell">
      <style:table-cell-properties fo:background-color="transparent" fo:padding-left="0.9cm" fo:padding-right="0.3cm" fo:padding-top="1cm" fo:padding-bottom="1cm" fo:border-left="0.002cm solid #ffffff" fo:border-right="0.002cm solid #ffffff" fo:border-top="none" fo:border-bottom="0.002cm solid #ffffff">
        <style:background-image/>
      </style:table-cell-properties>
    </style:style>
    <style:style style:name="P1" style:family="paragraph" style:parent-style-name="Standard">
      <style:paragraph-properties fo:margin-left="0cm" fo:margin-right="-1.988cm" fo:text-indent="0cm" style:auto-text-indent="false"/>
    </style:style>
    <style:style style:name="P2" style:family="paragraph" style:parent-style-name="Table_20_Contents">
      <style:paragraph-properties fo:background-color="transparent">
        <style:background-image/>
      </style:paragraph-properties>
      <style:text-properties style:font-name="Century Gothic"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P3" style:family="paragraph" style:parent-style-name="Table_20_Contents">
      <style:paragraph-properties fo:background-color="transparent">
        <style:background-image/>
      </style:paragraph-properties>
      <style:text-properties style:font-name="Century Gothic" fo:font-size="12pt" fo:font-weight="normal" style:font-size-asian="12pt" style:font-weight-asian="normal" style:font-size-complex="12pt" style:font-weight-complex="normal"/>
    </style:style>
    <style:style style:name="P4" style:family="paragraph" style:parent-style-name="Table_20_Contents">
      <style:paragraph-properties fo:background-color="transparent">
        <style:background-image/>
      </style:paragraph-properties>
      <style:text-properties style:font-name="Century Gothic" fo:font-size="12pt" fo:font-weight="normal" fo:background-color="#dddddd" style:font-size-asian="12pt" style:font-weight-asian="normal" style:font-size-complex="12pt" style:font-weight-complex="normal"/>
    </style:style>
    <style:style style:name="P5" style:family="paragraph" style:parent-style-name="Table_20_Contents">
      <style:paragraph-properties fo:background-color="transparent">
        <style:background-image/>
      </style:paragraph-properties>
      <style:text-properties style:font-name="Century Gothic" fo:font-size="12pt" fo:font-weight="normal" fo:background-color="transparent" style:font-size-asian="12pt" style:font-weight-asian="normal" style:font-size-complex="12pt" style:font-weight-complex="normal"/>
    </style:style>
    <style:style style:name="P6" style:family="paragraph" style:parent-style-name="Table_20_Contents">
      <style:paragraph-properties fo:background-color="transparent">
        <style:background-image/>
      </style:paragraph-properties>
      <style:text-properties style:font-name="Century Gothic"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7" style:family="paragraph" style:parent-style-name="Table_20_Contents">
      <style:paragraph-properties fo:background-color="transparent">
        <style:background-image/>
      </style:paragraph-properties>
      <style:text-properties style:font-name="Century Gothic" fo:font-size="12pt" style:text-underline-style="none" fo:font-weight="normal" fo:background-color="transparent" style:font-size-asian="12pt" style:font-weight-asian="normal" style:font-size-complex="12pt" style:font-weight-complex="normal"/>
    </style:style>
    <style:style style:name="P8" style:family="paragraph" style:parent-style-name="Table_20_Contents">
      <style:paragraph-properties fo:background-color="transparent">
        <style:background-image/>
      </style:paragraph-properties>
      <style:text-properties style:font-name="Century Gothic" fo:font-size="13pt" fo:font-weight="normal" style:font-size-asian="13pt" style:font-weight-asian="normal" style:font-size-complex="13pt" style:font-weight-complex="normal"/>
    </style:style>
    <style:style style:name="P9" style:family="paragraph" style:parent-style-name="Table_20_Contents">
      <style:paragraph-properties fo:background-color="transparent">
        <style:background-image/>
      </style:paragraph-properties>
      <style:text-properties style:font-name="Century Gothic" fo:font-size="13pt" fo:font-weight="normal" fo:background-color="#dddddd" style:font-size-asian="13pt" style:font-weight-asian="normal" style:font-size-complex="13pt" style:font-weight-complex="normal"/>
    </style:style>
    <style:style style:name="P10" style:family="paragraph" style:parent-style-name="Table_20_Contents">
      <style:paragraph-properties fo:background-color="transparent">
        <style:background-image/>
      </style:paragraph-properties>
      <style:text-properties style:font-name="Century Gothic" fo:font-size="13pt" style:text-underline-style="solid" style:text-underline-width="auto" style:text-underline-color="font-color" fo:font-weight="normal" fo:background-color="transparent" style:font-size-asian="13pt" style:font-weight-asian="normal" style:font-size-complex="13pt" style:font-weight-complex="normal"/>
    </style:style>
    <style:style style:name="P11" style:family="paragraph" style:parent-style-name="Table_20_Contents">
      <style:paragraph-properties fo:background-color="transparent">
        <style:background-image/>
      </style:paragraph-properties>
      <style:text-properties style:font-name="Century Gothic" fo:font-size="11pt" fo:font-weight="normal" fo:background-color="transparent" style:font-size-asian="11pt" style:font-weight-asian="normal" style:font-size-complex="11pt" style:font-weight-complex="normal"/>
    </style:style>
    <style:style style:name="P12" style:family="paragraph" style:parent-style-name="Table_20_Contents">
      <style:paragraph-properties fo:background-color="transparent">
        <style:background-image/>
      </style:paragraph-properties>
      <style:text-properties fo:color="#ffffff" style:font-name="Century Gothic" fo:font-size="5pt" fo:font-weight="normal" style:font-size-asian="5pt" style:font-weight-asian="normal" style:font-size-complex="5pt" style:font-weight-complex="normal"/>
    </style:style>
    <style:style style:name="P13" style:family="paragraph" style:parent-style-name="Table_20_Contents">
      <style:paragraph-properties fo:background-color="transparent">
        <style:background-image/>
      </style:paragraph-properties>
      <style:text-properties fo:color="#ffffff" style:font-name="Century Gothic" fo:font-size="12pt" fo:font-weight="normal" style:font-size-asian="12pt" style:font-weight-asian="normal" style:font-size-complex="12pt" style:font-weight-complex="normal"/>
    </style:style>
    <style:style style:name="P14" style:family="paragraph" style:parent-style-name="Table_20_Contents">
      <style:paragraph-properties fo:background-color="transparent">
        <style:background-image/>
      </style:paragraph-properties>
      <style:text-properties fo:color="#ffffff" style:font-name="Century Gothic" fo:font-size="13pt" fo:font-weight="normal" fo:background-color="#cccccc" style:font-size-asian="13pt" style:font-weight-asian="normal" style:font-size-complex="13pt" style:font-weight-complex="normal"/>
    </style:style>
    <style:style style:name="P15" style:family="paragraph" style:parent-style-name="Table_20_Contents">
      <style:paragraph-properties fo:background-color="transparent">
        <style:background-image/>
      </style:paragraph-properties>
      <style:text-properties fo:color="#ffffff" style:font-name="Century Gothic" fo:font-size="13pt" fo:letter-spacing="0.018cm" fo:font-weight="normal" style:font-size-asian="13pt" style:font-weight-asian="normal" style:font-size-complex="13pt" style:font-weight-complex="normal"/>
    </style:style>
    <style:style style:name="P16" style:family="paragraph" style:parent-style-name="Table_20_Contents">
      <style:paragraph-properties fo:text-align="start" style:justify-single-word="false" fo:background-color="transparent">
        <style:background-image/>
      </style:paragraph-properties>
      <style:text-properties fo:color="#ffffff" style:font-name="Century Gothic" fo:font-size="13pt" fo:letter-spacing="0.018cm" style:text-underline-style="none" fo:font-weight="normal" fo:background-color="#cccccc" style:font-size-asian="13pt" style:font-weight-asian="normal" style:font-size-complex="13pt" style:font-weight-complex="normal"/>
    </style:style>
    <style:style style:name="P17" style:family="paragraph" style:parent-style-name="Table_20_Contents">
      <style:paragraph-properties fo:background-color="transparent">
        <style:background-image/>
      </style:paragraph-properties>
      <style:text-properties fo:color="#ffffff" style:font-name="Century Gothic" fo:font-size="15pt" fo:font-weight="normal" style:font-size-asian="15pt" style:font-weight-asian="normal" style:font-size-complex="15pt" style:font-weight-complex="normal"/>
    </style:style>
    <style:style style:name="P18" style:family="paragraph" style:parent-style-name="Table_20_Contents">
      <style:paragraph-properties fo:text-align="start" style:justify-single-word="false" fo:background-color="transparent">
        <style:background-image/>
      </style:paragraph-properties>
      <style:text-properties fo:color="#ffffff" style:font-name="Century Gothic" fo:font-size="15pt" fo:letter-spacing="0.018cm" style:text-underline-style="solid" style:text-underline-width="auto" style:text-underline-color="font-color" fo:font-weight="bold" fo:background-color="transparent" style:font-size-asian="15pt" style:font-weight-asian="bold" style:font-size-complex="15pt" style:font-weight-complex="bold"/>
    </style:style>
    <style:style style:name="P19" style:family="paragraph" style:parent-style-name="Table_20_Contents">
      <style:paragraph-properties fo:background-color="transparent">
        <style:background-image/>
      </style:paragraph-properties>
      <style:text-properties fo:color="#ffffff" style:font-name="Century Gothic" fo:font-size="20pt" fo:font-weight="normal" style:font-size-asian="20pt" style:font-weight-asian="normal" style:font-size-complex="20pt" style:font-weight-complex="normal"/>
    </style:style>
    <style:style style:name="P20" style:family="paragraph" style:parent-style-name="Table_20_Contents">
      <style:paragraph-properties fo:text-align="start" style:justify-single-word="false" fo:background-color="transparent">
        <style:background-image/>
      </style:paragraph-properties>
      <style:text-properties fo:color="#ffffff" style:font-name="Century Gothic" fo:font-size="12.5pt" fo:letter-spacing="0.018cm" style:text-underline-style="solid" style:text-underline-width="auto" style:text-underline-color="font-color" fo:font-weight="normal" fo:background-color="transparent" style:font-size-asian="12.5pt" style:font-weight-asian="normal" style:font-size-complex="12.5pt" style:font-weight-complex="normal"/>
    </style:style>
    <style:style style:name="P21" style:family="paragraph" style:parent-style-name="Table_20_Contents">
      <style:paragraph-properties fo:background-color="transparent">
        <style:background-image/>
      </style:paragraph-properties>
      <style:text-properties fo:color="#ffffff" style:font-name="Century Gothic" fo:font-size="14pt" style:text-underline-style="solid" style:text-underline-width="auto" style:text-underline-color="font-color" fo:font-weight="normal" fo:background-color="transparent" style:font-size-asian="14pt" style:font-weight-asian="normal" style:font-size-complex="14pt" style:font-weight-complex="normal"/>
    </style:style>
    <style:style style:name="P22" style:family="paragraph">
      <style:paragraph-properties fo:text-align="center"/>
    </style:style>
    <style:style style:name="T1" style:family="text">
      <style:text-properties fo:font-size="5pt" style:font-size-asian="5pt" style:font-size-complex="5pt"/>
    </style:style>
    <style:style style:name="T2" style:family="text">
      <style:text-properties fo:font-size="12pt" fo:background-color="transparent" style:font-size-asian="12pt" style:font-size-complex="12pt"/>
    </style:style>
    <style:style style:name="T3" style:family="text">
      <style:text-properties fo:font-weight="bold" style:font-weight-asian="bold" style:font-weight-complex="bold"/>
    </style:style>
    <style:style style:name="T4" style:family="text">
      <style:text-properties fo:font-weight="bold" fo:background-color="transparent" style:font-weight-asian="bold" style:font-weight-complex="bold"/>
    </style:style>
    <style:style style:name="T5" style:family="text">
      <style:text-properties fo:background-color="transparent"/>
    </style:style>
    <style:style style:name="T6" style:family="text">
      <style:text-properties fo:font-size="13pt" fo:background-color="transparent" style:font-size-asian="13pt" style:font-size-complex="13pt"/>
    </style:style>
    <style:style style:name="T7" style:family="text">
      <style:text-properties fo:font-size="13pt" fo:font-weight="bold" fo:background-color="transparent" style:font-size-asian="13pt" style:font-weight-asian="bold" style:font-size-complex="13pt" style:font-weight-complex="bold"/>
    </style:style>
    <style:style style:name="T8" style:family="text">
      <style:text-properties fo:font-size="10.5pt" fo:background-color="transparent" style:font-size-asian="10.5pt" style:font-size-complex="10.5pt"/>
    </style:style>
    <style:style style:name="T9" style:family="text">
      <style:text-properties fo:font-size="11pt" fo:background-color="transparent" style:font-size-asian="11pt" style:font-size-complex="11pt"/>
    </style:style>
    <style:style style:name="T10" style:family="text">
      <style:text-properties fo:font-size="11pt" fo:font-weight="bold" fo:background-color="transparent" style:font-size-asian="11pt" style:font-weight-asian="bold" style:font-size-complex="11pt" style:font-weight-complex="bold"/>
    </style:style>
    <style:style style:name="T11" style:family="text">
      <style:text-properties fo:color="#ffffff" fo:letter-spacing="0.018cm"/>
    </style:style>
    <style:style style:name="T12" style:family="text">
      <style:text-properties fo:color="#ffffff" fo:letter-spacing="0.018cm" fo:font-weight="bold" style:font-weight-asian="bold" style:font-weight-complex="bold"/>
    </style:style>
    <style:style style:name="T13" style:family="text">
      <style:text-properties fo:font-size="12.5pt" style:font-size-asian="12.5pt" style:font-size-complex="12.5pt"/>
    </style:style>
    <style:style style:name="T14" style:family="text">
      <style:text-properties fo:font-size="12.5pt" fo:font-weight="bold" style:font-size-asian="12.5pt" style:font-weight-asian="bold" style:font-size-complex="12.5pt" style:font-weight-complex="bold"/>
    </style:style>
    <style:style style:name="T15" style:family="text">
      <style:text-properties fo:font-size="11.5pt" fo:background-color="transparent" style:font-size-asian="11.5pt" style:font-size-complex="11.5pt"/>
    </style:style>
    <style:style style:name="T16" style:family="text">
      <style:text-properties fo:font-size="11.5pt" fo:font-weight="bold" fo:background-color="transparent" style:font-size-asian="11.5pt" style:font-weight-asian="bold" style:font-size-complex="11.5pt" style:font-weight-complex="bold"/>
    </style:style>
    <style:style style:name="T17" style:family="text">
      <style:text-properties fo:font-size="11.1999998092651pt" fo:background-color="transparent" style:font-size-asian="11.1999998092651pt" style:font-size-complex="11.1999998092651pt"/>
    </style:style>
    <style:style style:name="T18" style:family="text">
      <style:text-properties fo:font-size="15pt" style:text-underline-style="solid" style:text-underline-width="auto" style:text-underline-color="font-color" fo:font-weight="bold" fo:background-color="transparent" style:font-size-asian="15pt" style:font-weight-asian="bold" style:font-size-complex="15pt" style:font-weight-complex="bold"/>
    </style:style>
    <style:style style:name="gr1" style:family="graphic">
      <style:graphic-properties svg:stroke-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P19">ROGER DAMIEN</text:p>
            <text:p text:style-name="P12"/>
            <text:p text:style-name="P17">WEBMASTER -<text:line-break/>DÉVELOPPEUR WEB<text:line-break/></text:p>
            <text:p text:style-name="P13"/>
            <text:p text:style-name="P13"><draw:line text:anchor-type="paragraph" draw:z-index="0" draw:style-name="gr1" draw:text-style-name="P22" svg:x1="0.139cm" svg:y1="0.002cm" svg:x2="2.57cm" svg:y2="0.002cm"><text:p/></draw:line><text:line-break/>rogers75017@gmail.com<text:line-break/><text:span text:style-name="T1"><text:line-break/></text:span>06 47 73 73 29</text:p>
            <text:p text:style-name="P12"/>
            <text:p text:style-name="P13">144 avenue Aristide Briand<text:line-break/>93320 Les Pavillons-sous-bois</text:p>
          </table:table-cell>
          <table:table-cell table:style-name="Tableau1.B1" office:value-type="string">
            <text:p text:style-name="P3"><text:span text:style-name="T6"><text:line-break/>Webmaster / développeur web <text:line-break/></text:span><text:span text:style-name="T5">avec plus de 10 ans d'expérience, mordu d'informatique, j'ai appris à coder dès mon plus jeune âge <text:s/>en créant plusieurs projets dans divers langages (basic, piles hypercard).<text:line-break/>Je me suis <text:s/>intéressé au web dès 1995 et je maîtrise les différentes étapes techniques de la création d'un site ou d'une application web : de la compréhension des besoins utilisateurs au développement <text:s/>frontend et backend en passant par la maintenance, ainsi que la gestion de serveurs sous Debian-Linux.</text:span></text:p>
          </table:table-cell>
        </table:table-row>
        <table:table-row table:style-name="Tableau1.2">
          <table:table-cell table:style-name="Tableau1.A2" office:value-type="string">
            <text:p text:style-name="P18">COMPÉTENCES</text:p>
            <text:p text:style-name="P20"/>
            <text:p text:style-name="P16"><text:span text:style-name="T4">-</text:span><text:span text:style-name="T5"> Développement backend et frontend de sites et applications web</text:span></text:p>
            <text:p text:style-name="P16"><text:span text:style-name="T4">-</text:span><text:span text:style-name="T5"> Compréhension des besoins utilisateurs et création d'un cahier des charges</text:span></text:p>
            <text:p text:style-name="P16"><text:span text:style-name="T4">- </text:span><text:span text:style-name="T5">Maintenance, correctif de bugs et amélioration</text:span></text:p>
            <text:p text:style-name="P16"><text:span text:style-name="T4">- </text:span><text:span text:style-name="T5">Gestion de serveurs web</text:span></text:p>
            <text:p text:style-name="P16"><text:span text:style-name="T4">-</text:span><text:span text:style-name="T5"> Adaptabilité, capacité à travailler à plusieurs et sur des sujets divers</text:span></text:p>
            <text:p text:style-name="P16"><text:span text:style-name="T4">- </text:span><text:span text:style-name="T5">Respect scrupuleux des délais</text:span></text:p>
            <text:p text:style-name="P21"/>
            <text:p text:style-name="P21"/>
            <text:p text:style-name="P14"><text:span text:style-name="T18">INFORMATIQUE</text:span><text:line-break/></text:p>
            <text:p text:style-name="P15"><text:span text:style-name="T14">-</text:span><text:span text:style-name="T13"> Langages et frameworks</text:span> (PHP,Javascript, Jquery UI, Mysql)<text:line-break/><text:span text:style-name="T3">-</text:span> CMS (WordPress, Prestashop, Magento, Drupal, Joomla)</text:p>
            <text:p text:style-name="P15"><text:span text:style-name="T3">-</text:span> Système d'exploitation (MacOs, Windows, Debian sous Linux)</text:p>
            <text:p text:style-name="P8"><text:span text:style-name="T12">-</text:span><text:span text:style-name="T11"> Pack Office, Photoshop, Illustrator, InDesign, Acrobat</text:span></text:p>
          </table:table-cell>
          <table:table-cell table:style-name="Tableau1.B2" office:value-type="string">
            <text:p text:style-name="P2">PARCOURS PROFESSIONNEL</text:p>
            <text:p text:style-name="P9"><text:line-break/><text:span text:style-name="T2">2013-2021 – </text:span><text:span text:style-name="T4">Développeur / Webmaster</text:span><text:span text:style-name="T2"><text:line-break/>SOCIETE GL ASSOCIES ACTIV COPY à PARIS</text:span></text:p>
            <text:p text:style-name="P5">Création d'un pôle numérique afin de proposer la création et la maintenance de sites web.</text:p>
            <text:p text:style-name="P5">J'ai été chargé de développer une plateforme web destinée aux établissements Korian (près de 400 en France) afin de leur permettre de commander des produits génériques (logistique) ou des documents personnalisables en ligne (impression à la demande).</text:p>
            <text:p text:style-name="P11"/>
            <text:p text:style-name="P4"><text:span text:style-name="T5">2009-2013 – </text:span><text:span text:style-name="T7">Gérant</text:span><text:span text:style-name="T5"><text:line-break/>AM FAIRE PART à PARIS</text:span></text:p>
            <text:p text:style-name="P5">Création d'un site d'e-commerce en web to print proposant des faire-part de naissance, de baptême et de mariage (www.am-faire-part.com).</text:p>
            <text:p text:style-name="P5"/>
            <text:p text:style-name="P4"><text:span text:style-name="T5">2007-2009 – </text:span><text:span text:style-name="T7">Webmaster</text:span><text:span text:style-name="T5"><text:line-break/></text:span><text:span text:style-name="T9">SOCIETE MAKIMAGE</text:span><text:span text:style-name="T8"> (GROUPE SG) à BOULOGNE-BILLANCOURT</text:span><text:span text:style-name="T5"><text:line-break/>Création de plusieurs sites d'e-commerce proposant des faire-part de naissance.</text:span></text:p>
            <text:p text:style-name="P5"/>
            <text:p text:style-name="P4"><text:span text:style-name="T5">1996-2006 – </text:span><text:span text:style-name="T4">Chef d'atelier photogravure -</text:span><text:span text:style-name="T10"> </text:span><text:span text:style-name="T9">GROUPE SG (92)</text:span></text:p>
            <text:p text:style-name="P4"><text:span text:style-name="T5">1994-1996 – </text:span><text:span text:style-name="T4">Responsable de production</text:span><text:span text:style-name="T5"> - STUDIO 44 (75)</text:span></text:p>
            <text:p text:style-name="P4"><text:span text:style-name="T5">1992-1994 – </text:span><text:span text:style-name="T16">Photograveur numérique</text:span><text:span text:style-name="T15"> -</text:span><text:span text:style-name="T17"> </text:span><text:span text:style-name="T8">ATELIERS JANJAC (75)</text:span></text:p>
            <text:p text:style-name="P4"><text:span text:style-name="T5">1984-1992 – </text:span><text:span text:style-name="T4">Divers postes</text:span><text:span text:style-name="T5"> d'employé d'imprimerie, conducteur offset, technicien de flashage/shooting à Paris et en province.</text:span></text:p>
            <text:p text:style-name="P6"/>
            <text:p text:style-name="P2">NIVEAU D'ÉTUDES</text:p>
            <text:p text:style-name="P10"/>
            <text:p text:style-name="P7">Seconde G (préparation au Bac G2 - Gestion Comptabilité)</text:p>
          </table: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004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1-29T06:16:34.95</meta:creation-date>
    <dc:date>2022-03-25T10:52:39.34</dc:date>
    <meta:editing-duration>PT2H49M18S</meta:editing-duration>
    <meta:editing-cycles>19</meta:editing-cycles>
    <meta:generator>OpenOffice/4.1.11$Win32 OpenOffice.org_project/4111m1$Build-9808</meta:generator>
    <meta:print-date>2022-01-29T09:33:33.83</meta:print-date>
    <meta:document-statistic meta:table-count="1" meta:image-count="0" meta:object-count="0" meta:page-count="2" meta:paragraph-count="29" meta:word-count="346" meta:character-count="2342"/>
  </office:meta>
</office:document-meta>
</file>